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fo:padding="0.049cm" fo:border="0.06pt solid #e3e3e3"/>
    </style:style>
    <style:style style:name="P2" style:family="paragraph" style:parent-style-name="Text_20_body">
      <style:paragraph-properties fo:margin-left="0cm" fo:margin-right="0cm" fo:text-indent="0cm" style:auto-text-indent="false" fo:padding="0.049cm" fo:border="0.06pt solid #e3e3e3"/>
      <style:text-properties loext:padding="0.049cm" loext:border="0.06pt solid #e3e3e3"/>
    </style:style>
    <style:style style:name="P3" style:family="paragraph" style:parent-style-name="Text_20_body">
      <style:paragraph-properties fo:margin-left="0cm" fo:margin-right="0cm" fo:margin-top="0cm" fo:margin-bottom="0cm" style:contextual-spacing="false" fo:text-indent="0cm" style:auto-text-indent="false"/>
      <style:text-properties loext:padding="0.049cm" loext:border="0.06pt solid #e3e3e3"/>
    </style:style>
    <style:style style:name="P4" style:family="paragraph" style:parent-style-name="Text_20_body" style:list-style-name="L1">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5" style:family="paragraph" style:parent-style-name="Text_20_body" style:list-style-name="L1">
      <style:paragraph-properties fo:margin-left="0cm" fo:margin-right="0cm" fo:text-indent="0cm" style:auto-text-indent="false" fo:padding="0.049cm" fo:border="0.06pt solid #e3e3e3"/>
      <style:text-properties loext:padding="0.049cm" loext:border="0.06pt solid #e3e3e3"/>
    </style:style>
    <style:style style:name="P6" style:family="paragraph" style:parent-style-name="Text_20_body" style:list-style-name="L2">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7" style:family="paragraph" style:parent-style-name="Text_20_body" style:list-style-name="L2">
      <style:paragraph-properties fo:margin-left="0cm" fo:margin-right="0cm" fo:text-indent="0cm" style:auto-text-indent="false" fo:padding="0.049cm" fo:border="0.06pt solid #e3e3e3"/>
      <style:text-properties loext:padding="0.049cm" loext:border="0.06pt solid #e3e3e3"/>
    </style:style>
    <style:style style:name="P8" style:family="paragraph" style:parent-style-name="Text_20_body" style:list-style-name="L3">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9" style:family="paragraph" style:parent-style-name="Text_20_body" style:list-style-name="L3">
      <style:paragraph-properties fo:margin-left="0cm" fo:margin-right="0cm" fo:text-indent="0cm" style:auto-text-indent="false" fo:padding="0.049cm" fo:border="0.06pt solid #e3e3e3"/>
      <style:text-properties loext:padding="0.049cm" loext:border="0.06pt solid #e3e3e3"/>
    </style:style>
    <style:style style:name="P10" style:family="paragraph" style:parent-style-name="Text_20_body" style:list-style-name="L4">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11" style:family="paragraph" style:parent-style-name="Text_20_body" style:list-style-name="L4">
      <style:paragraph-properties fo:margin-left="0cm" fo:margin-right="0cm" fo:text-indent="0cm" style:auto-text-indent="false" fo:padding="0.049cm" fo:border="0.06pt solid #e3e3e3"/>
      <style:text-properties loext:padding="0.049cm" loext:border="0.06pt solid #e3e3e3"/>
    </style:style>
    <style:style style:name="P12" style:family="paragraph" style:parent-style-name="Text_20_body" style:list-style-name="L5">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13" style:family="paragraph" style:parent-style-name="Text_20_body" style:list-style-name="L5">
      <style:paragraph-properties fo:margin-left="0cm" fo:margin-right="0cm" fo:text-indent="0cm" style:auto-text-indent="false" fo:padding="0.049cm" fo:border="0.06pt solid #e3e3e3"/>
      <style:text-properties loext:padding="0.049cm" loext:border="0.06pt solid #e3e3e3"/>
    </style:style>
    <style:style style:name="P14" style:family="paragraph" style:parent-style-name="Text_20_body" style:list-style-name="L6">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15" style:family="paragraph" style:parent-style-name="Text_20_body" style:list-style-name="L6">
      <style:paragraph-properties fo:margin-left="0cm" fo:margin-right="0cm" fo:text-indent="0cm" style:auto-text-indent="false" fo:padding="0.049cm" fo:border="0.06pt solid #e3e3e3"/>
      <style:text-properties loext:padding="0.049cm" loext:border="0.06pt solid #e3e3e3"/>
    </style:style>
    <style:style style:name="P16" style:family="paragraph" style:parent-style-name="Text_20_body" style:list-style-name="L7">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17" style:family="paragraph" style:parent-style-name="Text_20_body" style:list-style-name="L7">
      <style:paragraph-properties fo:margin-left="0cm" fo:margin-right="0cm" fo:text-indent="0cm" style:auto-text-indent="false" fo:padding="0.049cm" fo:border="0.06pt solid #e3e3e3"/>
      <style:text-properties loext:padding="0.049cm" loext:border="0.06pt solid #e3e3e3"/>
    </style:style>
    <style:style style:name="P18" style:family="paragraph" style:parent-style-name="Text_20_body" style:list-style-name="L8">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19" style:family="paragraph" style:parent-style-name="Text_20_body" style:list-style-name="L8">
      <style:paragraph-properties fo:margin-left="0cm" fo:margin-right="0cm" fo:text-indent="0cm" style:auto-text-indent="false" fo:padding="0.049cm" fo:border="0.06pt solid #e3e3e3"/>
      <style:text-properties loext:padding="0.049cm" loext:border="0.06pt solid #e3e3e3"/>
    </style:style>
    <style:style style:name="P20" style:family="paragraph" style:parent-style-name="Text_20_body" style:list-style-name="L9">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21" style:family="paragraph" style:parent-style-name="Text_20_body" style:list-style-name="L9">
      <style:paragraph-properties fo:margin-left="0cm" fo:margin-right="0cm" fo:text-indent="0cm" style:auto-text-indent="false" fo:padding="0.049cm" fo:border="0.06pt solid #e3e3e3"/>
      <style:text-properties loext:padding="0.049cm" loext:border="0.06pt solid #e3e3e3"/>
    </style:style>
    <style:style style:name="P22" style:family="paragraph" style:parent-style-name="Text_20_body" style:list-style-name="L10">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23" style:family="paragraph" style:parent-style-name="Text_20_body" style:list-style-name="L10">
      <style:paragraph-properties fo:margin-left="0cm" fo:margin-right="0cm" fo:text-indent="0cm" style:auto-text-indent="false" fo:padding="0.049cm" fo:border="0.06pt solid #e3e3e3"/>
      <style:text-properties loext:padding="0.049cm" loext:border="0.06pt solid #e3e3e3"/>
    </style:style>
    <style:style style:name="P24" style:family="paragraph" style:parent-style-name="Text_20_body" style:list-style-name="L11">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25" style:family="paragraph" style:parent-style-name="Text_20_body" style:list-style-name="L11">
      <style:paragraph-properties fo:margin-left="0cm" fo:margin-right="0cm" fo:text-indent="0cm" style:auto-text-indent="false" fo:padding="0.049cm" fo:border="0.06pt solid #e3e3e3"/>
      <style:text-properties loext:padding="0.049cm" loext:border="0.06pt solid #e3e3e3"/>
    </style:style>
    <style:style style:name="P26" style:family="paragraph" style:parent-style-name="Text_20_body">
      <style:paragraph-properties fo:margin-left="0cm" fo:margin-right="0cm" fo:margin-top="0cm" fo:margin-bottom="0cm" style:contextual-spacing="false" fo:text-indent="0cm" style:auto-text-indent="false"/>
      <style:text-properties officeooo:rsid="0002a74b" officeooo:paragraph-rsid="0002a74b" loext:padding="0.049cm" loext:border="0.06pt solid #e3e3e3"/>
    </style:style>
    <style:style style:name="P27" style:family="paragraph" style:parent-style-name="Text_20_body" style:list-style-name="L12">
      <style:paragraph-properties fo:margin-left="0cm" fo:margin-right="0cm" fo:margin-top="0cm" fo:margin-bottom="0cm" style:contextual-spacing="false" fo:text-indent="0cm" style:auto-text-indent="false" fo:padding="0.049cm" fo:border="0.06pt solid #e3e3e3"/>
    </style:style>
    <style:style style:name="P28" style:family="paragraph" style:parent-style-name="Text_20_body" style:list-style-name="L12">
      <style:paragraph-properties fo:margin-left="0cm" fo:margin-right="0cm" fo:text-indent="0cm" style:auto-text-indent="false" fo:padding="0.049cm" fo:border="0.06pt solid #e3e3e3"/>
    </style:style>
    <style:style style:name="P29" style:family="paragraph" style:parent-style-name="Text_20_body" style:list-style-name="L13">
      <style:paragraph-properties fo:margin-left="0cm" fo:margin-right="0cm" fo:margin-top="0cm" fo:margin-bottom="0cm" style:contextual-spacing="false" fo:text-indent="0cm" style:auto-text-indent="false" fo:padding="0.049cm" fo:border="0.06pt solid #e3e3e3"/>
    </style:style>
    <style:style style:name="P30" style:family="paragraph" style:parent-style-name="Text_20_body" style:list-style-name="L13">
      <style:paragraph-properties fo:margin-left="0cm" fo:margin-right="0cm" fo:text-indent="0cm" style:auto-text-indent="false" fo:padding="0.049cm" fo:border="0.06pt solid #e3e3e3"/>
    </style:style>
    <style:style style:name="P31" style:family="paragraph" style:parent-style-name="Text_20_body" style:list-style-name="L14">
      <style:paragraph-properties fo:margin-left="0cm" fo:margin-right="0cm" fo:margin-top="0cm" fo:margin-bottom="0cm" style:contextual-spacing="false" fo:text-indent="0cm" style:auto-text-indent="false" fo:padding="0.049cm" fo:border="0.06pt solid #e3e3e3"/>
    </style:style>
    <style:style style:name="P32" style:family="paragraph" style:parent-style-name="Text_20_body" style:list-style-name="L14">
      <style:paragraph-properties fo:margin-left="0cm" fo:margin-right="0cm" fo:text-indent="0cm" style:auto-text-indent="false" fo:padding="0.049cm" fo:border="0.06pt solid #e3e3e3"/>
    </style:style>
    <style:style style:name="P33" style:family="paragraph" style:parent-style-name="Text_20_body">
      <style:paragraph-properties fo:margin-left="0cm" fo:margin-right="0cm" fo:margin-top="0cm" fo:margin-bottom="0cm" style:contextual-spacing="false" fo:text-indent="0cm" style:auto-text-indent="false" fo:break-before="page"/>
      <style:text-properties fo:font-size="18pt" officeooo:rsid="0002a74b" officeooo:paragraph-rsid="0002a74b" loext:padding="0.049cm" loext:border="0.06pt solid #e3e3e3"/>
    </style:style>
    <style:style style:name="T1" style:family="text">
      <style:text-properties loext:padding="0.049cm" loext:border="0.06pt solid #e3e3e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itle Slide:</text:p>
      <text:list text:style-name="L1">
        <text:list-item>
          <text:p text:style-name="P4">Title: Asymmetrical Encryption: Securing Data in the Digital Age</text:p>
        </text:list-item>
        <text:list-item>
          <text:p text:style-name="P5">Subtitle: An Introduction to Asymmetrical Encryption in Cybersecurity</text:p>
        </text:list-item>
      </text:list>
      <text:p text:style-name="P2">Slide 1: Introduction</text:p>
      <text:list text:style-name="L2">
        <text:list-item>
          <text:p text:style-name="P6">Definition of Asymmetrical Encryption</text:p>
        </text:list-item>
        <text:list-item>
          <text:p text:style-name="P6">Importance of Encryption in Cybersecurity</text:p>
        </text:list-item>
        <text:list-item>
          <text:p text:style-name="P7">Overview of Presentation Structure</text:p>
        </text:list-item>
      </text:list>
      <text:p text:style-name="P2">Slide 2: What is Asymmetrical Encryption?</text:p>
      <text:list text:style-name="L3">
        <text:list-item>
          <text:p text:style-name="P8">Explanation of Asymmetrical Encryption</text:p>
        </text:list-item>
        <text:list-item>
          <text:p text:style-name="P8">Key Components: Public and Private Keys</text:p>
        </text:list-item>
        <text:list-item>
          <text:p text:style-name="P9">How Asymmetrical Encryption Differs from Symmetrical Encryption</text:p>
        </text:list-item>
      </text:list>
      <text:p text:style-name="P2">Slide 3: How Asymmetrical Encryption Works</text:p>
      <text:list text:style-name="L4">
        <text:list-item>
          <text:p text:style-name="P10">Key Generation: Public and Private Keys</text:p>
        </text:list-item>
        <text:list-item>
          <text:p text:style-name="P10">Encryption Process: Using the Public Key</text:p>
        </text:list-item>
        <text:list-item>
          <text:p text:style-name="P10">Decryption Process: Using the Private Key</text:p>
        </text:list-item>
        <text:list-item>
          <text:p text:style-name="P11">Illustrative Diagram</text:p>
        </text:list-item>
      </text:list>
      <text:p text:style-name="P2">Slide 4: Applications of Asymmetrical Encryption</text:p>
      <text:list text:style-name="L5">
        <text:list-item>
          <text:p text:style-name="P12">Secure Communication: SSL/TLS Protocols</text:p>
        </text:list-item>
        <text:list-item>
          <text:p text:style-name="P12">Digital Signatures: Authentication and Integrity</text:p>
        </text:list-item>
        <text:list-item>
          <text:p text:style-name="P12">Key Exchange: Diffie-Hellman Key Exchange</text:p>
        </text:list-item>
        <text:list-item>
          <text:p text:style-name="P13">Encryption of Sensitive Data: PGP (Pretty Good Privacy)</text:p>
        </text:list-item>
      </text:list>
      <text:p text:style-name="P2">Slide 5: Advantages of Asymmetrical Encryption</text:p>
      <text:list text:style-name="L6">
        <text:list-item>
          <text:p text:style-name="P14">Enhanced Security: Separate Keys for Encryption and Decryption</text:p>
        </text:list-item>
        <text:list-item>
          <text:p text:style-name="P14">Secure Key Exchange: Eliminates the Need for Key Distribution</text:p>
        </text:list-item>
        <text:list-item>
          <text:p text:style-name="P14">Digital Signatures: Ensures Data Integrity and Authenticity</text:p>
        </text:list-item>
        <text:list-item>
          <text:p text:style-name="P15">Scalability: Suitable for Secure Communication Over Networks</text:p>
        </text:list-item>
      </text:list>
      <text:p text:style-name="P2">Slide 6: Challenges and Considerations</text:p>
      <text:list text:style-name="L7">
        <text:list-item>
          <text:p text:style-name="P16">Computational Overhead: Resource Intensive Operations</text:p>
        </text:list-item>
        <text:list-item>
          <text:p text:style-name="P16">Key Management: Storage and Protection of Private Keys</text:p>
        </text:list-item>
        <text:list-item>
          <text:p text:style-name="P16">Vulnerabilities: Potential Threats and Attacks</text:p>
        </text:list-item>
        <text:list-item>
          <text:p text:style-name="P17">Balancing Security and Performance</text:p>
        </text:list-item>
      </text:list>
      <text:p text:style-name="P2"><text:soft-page-break/>Slide 7: Real-World Examples</text:p>
      <text:list text:style-name="L8">
        <text:list-item>
          <text:p text:style-name="P18">Encryption in Email Communication: S/MIME and OpenPGP</text:p>
        </text:list-item>
        <text:list-item>
          <text:p text:style-name="P18">Secure Web Browsing: HTTPS and SSL/TLS</text:p>
        </text:list-item>
        <text:list-item>
          <text:p text:style-name="P18">Secure File Transfer: SSH (Secure Shell)</text:p>
        </text:list-item>
        <text:list-item>
          <text:p text:style-name="P19">Digital Signatures in Document Verification</text:p>
        </text:list-item>
      </text:list>
      <text:p text:style-name="P2">Slide 8: Future Trends and Developments</text:p>
      <text:list text:style-name="L9">
        <text:list-item>
          <text:p text:style-name="P20">Post-Quantum Cryptography: Addressing Quantum Computing Threats</text:p>
        </text:list-item>
        <text:list-item>
          <text:p text:style-name="P20">Blockchain and Cryptocurrencies: Encryption in Decentralized Systems</text:p>
        </text:list-item>
        <text:list-item>
          <text:p text:style-name="P20">Homomorphic Encryption: Computing on Encrypted Data</text:p>
        </text:list-item>
        <text:list-item>
          <text:p text:style-name="P21">Advances in Key Management and Authentication</text:p>
        </text:list-item>
      </text:list>
      <text:p text:style-name="P2">Slide 9: Conclusion</text:p>
      <text:list text:style-name="L10">
        <text:list-item>
          <text:p text:style-name="P22">Recap of Asymmetrical Encryption Concepts</text:p>
        </text:list-item>
        <text:list-item>
          <text:p text:style-name="P22">Importance of Encryption in Protecting Data Privacy</text:p>
        </text:list-item>
        <text:list-item>
          <text:p text:style-name="P22">Call to Action: Implementing Encryption Best Practices</text:p>
        </text:list-item>
        <text:list-item>
          <text:p text:style-name="P23">Thank You</text:p>
        </text:list-item>
      </text:list>
      <text:p text:style-name="P2">Slide 10: Questions and Discussion</text:p>
      <text:list text:style-name="L11">
        <text:list-item>
          <text:p text:style-name="P24">Open Floor for Questions and Answers</text:p>
        </text:list-item>
        <text:list-item>
          <text:p text:style-name="P25">Encouragement for Further Exploration of Encryption Technologies</text:p>
        </text:list-item>
      </text:list>
      <text:p text:style-name="P2">(Note: Each slide should feature concise bullet points, relevant images or diagrams, and clear titles and subtitles to enhance understanding and engagement.)</text:p>
      <text:p text:style-name="P3"/>
      <text:p text:style-name="P33">KEY INFORMATION about what the diiferences and advantages are of Asymmetrical vs Symmetrical encryption:</text:p>
      <text:p text:style-name="P26">Symmetric encryption and asymmetric encryption are two fundamental cryptographic techniques, each with its own set of differences and advantages. Let's explore them:</text:p>
      <text:p text:style-name="P1"><text:span text:style-name="Strong_20_Emphasis"><text:span text:style-name="T1">Differences:</text:span></text:span></text:p>
      <text:list text:style-name="L12">
        <text:list-item>
          <text:p text:style-name="P28"><text:span text:style-name="Strong_20_Emphasis"><text:span text:style-name="T1">Key Type:</text:span></text:span></text:p>
          <text:list>
            <text:list-item>
              <text:p text:style-name="P27">Symmetric Encryption: Uses a single shared key for both encryption and decryption.</text:p>
            </text:list-item>
            <text:list-item>
              <text:p text:style-name="P27">Asymmetric Encryption: Utilizes a pair of keys - a public key for encryption and a private key for decryption.</text:p>
            </text:list-item>
          </text:list>
        </text:list-item>
        <text:list-item>
          <text:p text:style-name="P28"><text:span text:style-name="Strong_20_Emphasis"><text:span text:style-name="T1">Key Distribution:</text:span></text:span></text:p>
          <text:list>
            <text:list-item>
              <text:p text:style-name="P27">Symmetric Encryption: Requires secure distribution of the shared key to all parties involved in communication.</text:p>
            </text:list-item>
            <text:list-item>
              <text:p text:style-name="P27">Asymmetric Encryption: Public keys can be freely distributed, eliminating the need for secure key exchange.</text:p>
            </text:list-item>
          </text:list>
        </text:list-item>
        <text:list-item>
          <text:p text:style-name="P28"><text:span text:style-name="Strong_20_Emphasis"><text:span text:style-name="T1">Computational Complexity:</text:span></text:span></text:p>
          <text:list>
            <text:list-item>
              <text:p text:style-name="P27">Symmetric Encryption: Generally faster and computationally less intensive compared to asymmetric encryption.</text:p>
            </text:list-item>
            <text:list-item>
              <text:p text:style-name="P27">Asymmetric Encryption: Involves more complex mathematical operations, resulting in slower processing speeds.</text:p>
            </text:list-item>
          </text:list>
        </text:list-item>
        <text:list-item>
          <text:p text:style-name="P28"><text:span text:style-name="Strong_20_Emphasis"><text:span text:style-name="T1">Applications:</text:span></text:span></text:p>
          <text:list>
            <text:list-item>
              <text:p text:style-name="P27">Symmetric Encryption: Often used for encrypting large volumes of data, such as file encryption and data storage.</text:p>
            </text:list-item>
            <text:list-item>
              <text:p text:style-name="P28">Asymmetric Encryption: Primarily employed for secure communication, digital signatures, and key exchange.</text:p>
            </text:list-item>
          </text:list>
        </text:list-item>
      </text:list>
      <text:p text:style-name="P1"><text:span text:style-name="Strong_20_Emphasis"><text:span text:style-name="T1">Advantages:</text:span></text:span></text:p>
      <text:p text:style-name="P1"><text:span text:style-name="Strong_20_Emphasis"><text:span text:style-name="T1">Symmetric Encryption:</text:span></text:span></text:p>
      <text:list text:style-name="L13">
        <text:list-item>
          <text:p text:style-name="P29"><text:span text:style-name="Strong_20_Emphasis"><text:span text:style-name="T1">Efficiency:</text:span></text:span> Symmetric encryption algorithms are typically faster and require fewer computational resources, making them suitable for high-speed data processing and bulk encryption tasks.</text:p>
        </text:list-item>
        <text:list-item>
          <text:p text:style-name="P29"><text:span text:style-name="Strong_20_Emphasis"><text:span text:style-name="T1">Simplicity:</text:span></text:span> Symmetric encryption schemes are easier to implement and manage, requiring less overhead for key generation and storage.</text:p>
        </text:list-item>
        <text:list-item>
          <text:p text:style-name="P30"><text:span text:style-name="Strong_20_Emphasis"><text:span text:style-name="T1">Security:</text:span></text:span> When properly implemented and managed, symmetric encryption can provide robust security for data at rest and in transit, ensuring confidentiality and integrity.</text:p>
        </text:list-item>
      </text:list>
      <text:p text:style-name="P1"><text:span text:style-name="Strong_20_Emphasis"><text:span text:style-name="T1">Asymmetric Encryption:</text:span></text:span></text:p>
      <text:list text:style-name="L14">
        <text:list-item>
          <text:p text:style-name="P31"><text:soft-page-break/><text:span text:style-name="Strong_20_Emphasis"><text:span text:style-name="T1">Secure Key Exchange:</text:span></text:span> Asymmetric encryption eliminates the need for a secure channel to exchange encryption keys, as each party possesses their own private key and the public keys of others.</text:p>
        </text:list-item>
        <text:list-item>
          <text:p text:style-name="P31"><text:span text:style-name="Strong_20_Emphasis"><text:span text:style-name="T1">Digital Signatures:</text:span></text:span> Asymmetric encryption enables the creation and verification of digital signatures, providing a means to authenticate the sender and ensure the integrity of transmitted data.</text:p>
        </text:list-item>
        <text:list-item>
          <text:p text:style-name="P31"><text:span text:style-name="Strong_20_Emphasis"><text:span text:style-name="T1">Non-repudiation:</text:span></text:span> With digital signatures, asymmetric encryption can provide non-repudiation, ensuring that the sender cannot deny their involvement in the communication or transaction.</text:p>
        </text:list-item>
        <text:list-item>
          <text:p text:style-name="P32"><text:span text:style-name="Strong_20_Emphasis"><text:span text:style-name="T1">Key Management:</text:span></text:span> Asymmetric encryption simplifies key management by eliminating the need to securely distribute and store shared keys, reducing the risk of key compromise.</text:p>
        </text:list-item>
      </text:list>
      <text:p text:style-name="P1">In summary, symmetric encryption offers efficiency and simplicity, while asymmetric encryption provides secure key exchange, digital signatures, and enhanced key management capabilities. The choice between the two depends on the specific requirements and constraints of the cryptographic application. Often, a combination of both symmetric and asymmetric encryption techniques is employed to achieve a balance of security, efficiency, and functionality.</text:p>
      <text:p text:style-name="P26"/>
      <text:p text:style-name="P26"/>
      <text:p text:style-name="P3"/>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nl" fo:country="N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2T12:38:46.027000000</meta:creation-date>
    <dc:date>2024-04-22T12:41:19.108000000</dc:date>
    <meta:editing-duration>PT2M33S</meta:editing-duration>
    <meta:editing-cycles>1</meta:editing-cycles>
    <meta:document-statistic meta:table-count="0" meta:image-count="0" meta:object-count="0" meta:page-count="4" meta:paragraph-count="76" meta:word-count="744" meta:character-count="5304" meta:non-whitespace-character-count="4693"/>
    <meta:generator>LibreOffice/24.2.2.2$Windows_X86_64 LibreOffice_project/d56cc158d8a96260b836f100ef4b4ef25d6f1a01</meta:generator>
  </office:meta>
</office:document-meta>
</file>